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844" officeooo:paragraph-rsid="00095844"/>
    </style:style>
    <style:style style:name="P2" style:family="paragraph" style:parent-style-name="Standard">
      <style:text-properties officeooo:rsid="00095844" officeooo:paragraph-rsid="000bd48e"/>
    </style:style>
    <style:style style:name="P3" style:family="paragraph" style:parent-style-name="Standard">
      <style:text-properties fo:font-weight="bold" officeooo:rsid="00095844" officeooo:paragraph-rsid="00095844" style:font-weight-asian="bold" style:font-weight-complex="bold"/>
    </style:style>
    <style:style style:name="P4" style:family="paragraph" style:parent-style-name="Standard">
      <style:text-properties fo:font-weight="bold" officeooo:rsid="000bd48e" officeooo:paragraph-rsid="000bd48e" style:font-weight-asian="bold" style:font-weight-complex="bold"/>
    </style:style>
    <style:style style:name="P5" style:family="paragraph" style:parent-style-name="Standard">
      <style:text-properties officeooo:rsid="000bd48e" officeooo:paragraph-rsid="000bd48e"/>
    </style:style>
    <style:style style:name="P6" style:family="paragraph" style:parent-style-name="Standard">
      <style:text-properties style:font-name="Liberation Serif" fo:font-size="12pt" officeooo:rsid="000bd48e" officeooo:paragraph-rsid="000bd48e" style:font-size-asian="12pt" style:font-size-complex="12pt"/>
    </style:style>
    <style:style style:name="P7" style:family="paragraph" style:parent-style-name="Standard">
      <style:text-properties style:font-name="Liberation Serif" fo:font-size="12pt" fo:font-weight="bold" officeooo:rsid="000bd48e" officeooo:paragraph-rsid="000bd48e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c8c8c" style:font-name="DejaVu Sans Mono" fo:font-size="9pt" fo:font-style="italic" fo:font-weight="normal" style:font-size-asian="9pt" style:font-style-asian="italic" style:font-weight-asian="normal"/>
    </style:style>
    <style:style style:name="T3" style:family="text">
      <style:text-properties fo:color="#0033b3" style:font-name="DejaVu Sa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080808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080808" style:font-name="DejaVu Sans Mono" fo:font-size="9pt" fo:font-style="normal" fo:font-weight="bold" style:font-size-asian="9pt" style:font-style-asian="normal" style:font-weight-asian="bold"/>
    </style:style>
    <style:style style:name="T7" style:family="text">
      <style:text-properties fo:color="#080808" fo:font-size="9pt" fo:font-style="normal" fo:font-weight="normal" style:font-size-asian="9pt" style:font-style-asian="normal" style:font-weight-asian="normal"/>
    </style:style>
    <style:style style:name="T8" style:family="text">
      <style:text-properties fo:color="#080808" fo:font-style="normal" fo:font-weight="normal" style:font-style-asian="normal" style:font-weight-asian="normal"/>
    </style:style>
    <style:style style:name="T9" style:family="text">
      <style:text-properties fo:color="#080808" fo:font-style="normal" style:font-style-asian="normal"/>
    </style:style>
    <style:style style:name="T10" style:family="text">
      <style:text-properties fo:color="#871094" style:font-name="DejaVu Sans Mono" fo:font-size="9pt" fo:font-style="italic" fo:font-weight="normal" style:font-size-asian="9pt" style:font-style-asian="italic" style:font-weight-asian="normal"/>
    </style:style>
    <style:style style:name="T11" style:family="text">
      <style:text-properties fo:color="#871094" style:font-name="DejaVu Sa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067d17" style:font-name="DejaVu Sans Mono" fo:font-size="9pt" fo:font-style="normal" fo:font-weight="normal" style:font-size-asian="9pt" style:font-style-asian="normal" style:font-weight-asian="normal"/>
    </style:style>
    <style:style style:name="T13" style:family="text">
      <style:text-properties fo:color="#00627a" style:font-name="DejaVu Sans Mono" fo:font-size="9pt" fo:font-style="italic" fo:font-weight="normal" style:font-size-asian="9pt" style:font-style-asian="italic" style:font-weight-asian="normal"/>
    </style:style>
    <style:style style:name="T14" style:family="text">
      <style:text-properties fo:color="#00627a" style:font-name="DejaVu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4a86e8" style:font-name="DejaVu Sans Mono" fo:font-size="9pt" fo:font-style="normal" fo:font-weight="normal" style:font-size-asian="9pt" style:font-style-asian="normal" style:font-weight-asian="normal"/>
    </style:style>
    <style:style style:name="T16" style:family="text">
      <style:text-properties fo:color="#174ad4" style:font-name="DejaVu Sans Mono" fo:font-size="9pt" fo:font-style="normal" fo:font-weight="normal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 projektu ShoppingList dodajemy wstrzyknięcie zależności <text:span text:style-name="T1">Kodein</text:span></text:p>
      <text:p text:style-name="P1">Oryginalnie w klasie ShoppingActivity(MainActivity) w metodzie onCreate były tworzone 3 obiekty bazy, repozytorium i ViewModelFactory, co jest złą praktyką. Lepiej je wstrzyknąć , co w rezultacie wstrzykujemy do tej klasy tylko obiekt ViewModelFactory</text:p>
      <text:p text:style-name="P1"/>
      <text:p text:style-name="P1">Tak to było w metodzie onCreate przed wstrzyknięciem:</text:p>
      <text:p text:style-name="P1"><text:span text:style-name="T2">//Bardzo zła praktyka inicjować baze danych, repozytorium i faktory w aktywności. Wtedy one są zależne.</text:span><text:line-break/><text:span text:style-name="T2">//Jeżeli zmienimy activity albo przeniesiemy to wtedy także trzeba zmieniać te elementy</text:span><text:line-break/><text:span text:style-name="T2">//Lepiej je stworzyć globalnie i wstrzyknąć. Wtedy będą niezależne od activity i jego zmian</text:span><text:line-break/><text:span text:style-name="T3">val </text:span><text:span text:style-name="T4">database </text:span><text:span text:style-name="T5">= </text:span><text:span text:style-name="T4">ShoppingDatabase</text:span><text:span text:style-name="T5">(</text:span><text:span text:style-name="T3">this</text:span><text:span text:style-name="T5">)</text:span><text:line-break/><text:span text:style-name="T3">val </text:span><text:span text:style-name="T4">repository </text:span><text:span text:style-name="T5">= ShoppingRepository(</text:span><text:span text:style-name="T4">database</text:span><text:span text:style-name="T5">)</text:span><text:line-break/><text:span text:style-name="T3">val </text:span><text:span text:style-name="T4">factory </text:span><text:span text:style-name="T5">= ShoppingViewModelFactory(</text:span><text:span text:style-name="T4">repository</text:span><text:span text:style-name="T5">)</text:span></text:p>
      <text:p text:style-name="P1"/>
      <text:p text:style-name="P3">Procedura dodania Kodein do projectu:</text:p>
      <text:p text:style-name="P1"><text:span text:style-name="T1">1. Dodanie klasy application</text:span>, która rozszerza Application i implementuje interfejs KodeiAware</text:p>
      <text:p text:style-name="P1">W środku nadpisujemy wymagane metody</text:p>
      <text:p text:style-name="P1">Najpierw importujemy Kodein a w następnych liniach tworzymy w kontenerze obiekty bazy, repozytorium i Vmfactory metodą bind()</text:p>
      <text:p text:style-name="P1"/>
      <text:p text:style-name="P1"><text:span text:style-name="T3">import </text:span><text:span text:style-name="T5">android.app.</text:span><text:span text:style-name="T4">Application</text:span><text:line-break/><text:span text:style-name="T3">import </text:span><text:span text:style-name="T5">com.homeworkshop.shoppinglist.data.db.</text:span><text:span text:style-name="T4">ShoppingDatabase</text:span><text:line-break/><text:span text:style-name="T3">import </text:span><text:span text:style-name="T5">com.homeworkshop.shoppinglist.data.repositories.</text:span><text:span text:style-name="T4">ShoppingRepository</text:span><text:line-break/><text:span text:style-name="T3">import </text:span><text:span text:style-name="T5">com.homeworkshop.shoppinglist.ui.</text:span><text:span text:style-name="T4">ShoppingViewModelFactory</text:span><text:line-break/><text:span text:style-name="T3">import </text:span><text:span text:style-name="T5">org.kodein.di.</text:span><text:span text:style-name="T4">Kodein</text:span><text:line-break/><text:span text:style-name="T3">import </text:span><text:span text:style-name="T5">org.kodein.di.</text:span><text:span text:style-name="T4">KodeinAware</text:span><text:line-break/><text:span text:style-name="T3">import </text:span><text:span text:style-name="T5">org.kodein.di.android.androidCoreModule</text:span><text:line-break/><text:span text:style-name="T3">import </text:span><text:span text:style-name="T5">org.kodein.di.generic.bind</text:span><text:line-break/><text:span text:style-name="T3">import </text:span><text:span text:style-name="T5">org.kodein.di.generic.instance</text:span><text:line-break/><text:span text:style-name="T3">import </text:span><text:span text:style-name="T5">org.kodein.di.generic.provider</text:span><text:line-break/><text:span text:style-name="T3">import </text:span><text:span text:style-name="T5">org.kodein.di.generic.singleton</text:span><text:line-break/><text:line-break/><text:span text:style-name="T3">class </text:span><text:span text:style-name="T4">ShoppingApplication </text:span><text:span text:style-name="T5">: Application(), </text:span><text:span text:style-name="T4">KodeinAware </text:span><text:span text:style-name="T5">{</text:span><text:line-break/><text:span text:style-name="T5"> <text:s text:c="3"/></text:span><text:span text:style-name="T3">override val </text:span><text:span text:style-name="T11">kodein</text:span><text:span text:style-name="T5">: </text:span><text:span text:style-name="T4">Kodein </text:span><text:span text:style-name="T5">= <text:s/></text:span><text:span text:style-name="T4">Kodein</text:span><text:span text:style-name="T5">.lazy </text:span><text:span text:style-name="T6">{</text:span><text:line-break/><text:span text:style-name="T6"> <text:s text:c="7"/></text:span><text:span text:style-name="T5">import(</text:span><text:span text:style-name="T13">androidCoreModule</text:span><text:span text:style-name="T5">(</text:span><text:span text:style-name="T3">this</text:span><text:span text:style-name="T15">@ShoppingApplication</text:span><text:span text:style-name="T5">))</text:span><text:line-break/><text:span text:style-name="T5"> <text:s text:c="7"/></text:span><text:span text:style-name="T13">bind</text:span><text:span text:style-name="T5">() from </text:span><text:span text:style-name="T13">singleton </text:span><text:span text:style-name="T6">{ </text:span><text:span text:style-name="T4">ShoppingDatabase</text:span><text:span text:style-name="T5">(</text:span><text:span text:style-name="T13">instance</text:span><text:span text:style-name="T5">()) </text:span><text:span text:style-name="T6">}</text:span><text:line-break/><text:span text:style-name="T6"> <text:s text:c="7"/></text:span><text:span text:style-name="T13">bind</text:span><text:span text:style-name="T5">() from </text:span><text:span text:style-name="T13">singleton </text:span><text:span text:style-name="T6">{ </text:span><text:span text:style-name="T5">ShoppingRepository(</text:span><text:span text:style-name="T13">instance</text:span><text:span text:style-name="T5">()) </text:span><text:span text:style-name="T6">}</text:span><text:line-break/><text:span text:style-name="T6"> <text:s text:c="7"/></text:span><text:span text:style-name="T13">bind</text:span><text:span text:style-name="T5">() from </text:span><text:span text:style-name="T13">provider </text:span><text:span text:style-name="T6">{ </text:span><text:span text:style-name="T5">ShoppingViewModelFactory(</text:span><text:span text:style-name="T13">instance</text:span><text:span text:style-name="T5">()) </text:span><text:span text:style-name="T6">}</text:span><text:line-break/><text:span text:style-name="T6"> <text:s text:c="3"/>}</text:span><text:line-break/><text:span text:style-name="T5">}</text:span></text:p>
      <text:p text:style-name="P1"/>
      <text:p text:style-name="P1"/>
      <text:p text:style-name="P1">Jeżeli będą jakieś błędu dopisujemy do build.gradle versję 1.8 javy i kotlina</text:p>
      <text:p text:style-name="P1"/>
      <text:p text:style-name="P1"><text:span text:style-name="T5">compileOptions </text:span><text:span text:style-name="T6">{</text:span><text:line-break/><text:span text:style-name="T6"> <text:s text:c="3"/></text:span><text:span text:style-name="T5">sourceCompatibility </text:span><text:span text:style-name="T4">JavaVersion</text:span><text:span text:style-name="T5">.</text:span><text:span text:style-name="T10">VERSION_1_8</text:span><text:line-break/><text:span text:style-name="T10"> <text:s text:c="3"/></text:span><text:span text:style-name="T5">targetCompatibility </text:span><text:span text:style-name="T4">JavaVersion</text:span><text:span text:style-name="T5">.</text:span><text:span text:style-name="T10">VERSION_1_8</text:span><text:line-break/><text:span text:style-name="T6">}</text:span><text:line-break/><text:span text:style-name="T5">kotlinOptions </text:span><text:span text:style-name="T6">{</text:span><text:line-break/><text:span text:style-name="T6"> <text:s text:c="3"/></text:span><text:span text:style-name="T5">jvmTarget = </text:span><text:span text:style-name="T12">'1.8'</text:span><text:line-break/><text:span text:style-name="T6">}</text:span></text:p>
      <text:p text:style-name="P1"/>
      <text:p text:style-name="P4">2. Dodanie Kodein do MainActivity czyli ShoppingActivity</text:p>
      <text:p text:style-name="P5">ShoppingActivity również rozszerza KodeinAware ,</text:p>
      <text:p text:style-name="P5">dodajemy override kodein</text:p>
      <text:p text:style-name="P5">wstrzykujemy ViewModelFactory</text:p>
      <text:p text:style-name="P5">Usuwamy 3 niepotrzebne obiekty tworzone w metodzie onCreate</text:p>
      <text:p text:style-name="P1"/>
      <text:p text:style-name="P1"><text:span text:style-name="T3">import </text:span><text:span text:style-name="T5">org.kodein.di.</text:span><text:span text:style-name="T4">KodeinAware</text:span><text:line-break/><text:span text:style-name="T3">import </text:span><text:span text:style-name="T5">org.kodein.di.android.kodein</text:span><text:line-break/><text:soft-page-break/><text:span text:style-name="T3">import </text:span><text:span text:style-name="T5">org.kodein.di.generic.instance</text:span><text:line-break/><text:line-break/><text:span text:style-name="T3">class </text:span><text:span text:style-name="T4">ShoppingActivity </text:span><text:span text:style-name="T5">: AppCompatActivity() , </text:span><text:span text:style-name="T4">KodeinAware</text:span><text:span text:style-name="T5">{</text:span><text:line-break/><text:span text:style-name="T5"> <text:s text:c="3"/></text:span><text:span text:style-name="T2">//wstrzyknięcie obiektu factory przy pomocy kodein, tymsamym nie potrzebne jest tworzenie obiektow bazy,repository i factory w metodzie onCreate</text:span><text:line-break/><text:span text:style-name="T2"> <text:s text:c="3"/></text:span><text:span text:style-name="T3">override val </text:span><text:span text:style-name="T11">kodein </text:span><text:span text:style-name="T3">by </text:span><text:span text:style-name="T13">kodein</text:span><text:span text:style-name="T5">()</text:span><text:line-break/><text:span text:style-name="T5"> <text:s text:c="3"/></text:span><text:span text:style-name="T3">private val </text:span><text:span text:style-name="T11">factory</text:span><text:span text:style-name="T5">: </text:span><text:span text:style-name="T4">ShoppingViewModelFactory </text:span><text:span text:style-name="T3">by </text:span><text:span text:style-name="T13">instance</text:span><text:span text:style-name="T5">()</text:span><text:line-break/><text:line-break/><text:span text:style-name="T5"> <text:s text:c="3"/></text:span><text:span text:style-name="T3">override fun </text:span><text:span text:style-name="T14">onCreate</text:span><text:span text:style-name="T5">(savedInstanceState: </text:span><text:span text:style-name="T4">Bundle</text:span><text:span text:style-name="T5">?) {</text:span><text:line-break/><text:span text:style-name="T5"> <text:s text:c="7"/></text:span><text:span text:style-name="T3">super</text:span><text:span text:style-name="T5">.onCreate(savedInstanceState)</text:span><text:line-break/><text:span text:style-name="T5"> <text:s text:c="7"/>setContentView(</text:span><text:span text:style-name="T4">R</text:span><text:span text:style-name="T5">.</text:span><text:span text:style-name="T4">layout</text:span><text:span text:style-name="T5">.</text:span><text:span text:style-name="T10">activity_shopping</text:span><text:span text:style-name="T5">)</text:span><text:line-break/><text:line-break/><text:span text:style-name="T5"> <text:s text:c="7"/></text:span><text:span text:style-name="T2">//Bardzo zła praktyka inicjować baze danych, repozytorium i faktory w aktywności. Wtedy one są zależne.</text:span><text:line-break/><text:span text:style-name="T2"> <text:s text:c="7"/>//Jeżeli zmienimy activity albo przeniesiemy to wtedy także trzeba zmieniać te elementy</text:span><text:line-break/><text:span text:style-name="T2"> <text:s text:c="7"/>//Lepiej je stworzyć globalnie i wstrzyknąć. Wtedy będą niezależne od activity i jego zmian</text:span><text:line-break/><text:span text:style-name="T2">// <text:s text:c="7"/>val database = ShoppingDatabase(this)</text:span><text:line-break/><text:span text:style-name="T2">// <text:s text:c="7"/>val repository = ShoppingRepository(database)</text:span><text:line-break/><text:span text:style-name="T2">// <text:s text:c="7"/>val factory = ShoppingViewModelFactory(repository)</text:span></text:p>
      <text:p text:style-name="P1"/>
      <text:p text:style-name="P5">Uwaga na import</text:p>
      <text:p text:style-name="P2"><text:span text:style-name="T3">import </text:span><text:span text:style-name="T5">org.kodein.di.android.kodein</text:span></text:p>
      <text:p text:style-name="P2"><text:span text:style-name="T5"/></text:p>
      <text:p text:style-name="P6"><text:span text:style-name="T8">bo nie importuje się automatycznie i trzeba dodawać ręcznie</text:span></text:p>
      <text:p text:style-name="P6"><text:span text:style-name="T8"/></text:p>
      <text:p text:style-name="P7"><text:span text:style-name="T9">3. Dodanie nazwy aplikacji w Manifeście</text:span></text:p>
      <text:p text:style-name="P6"><text:span text:style-name="T8"/></text:p>
      <text:p text:style-name="P6"><text:span text:style-name="T5">&lt;</text:span><text:span text:style-name="T3">application</text:span><text:line-break/><text:span text:style-name="T3"> <text:s text:c="3"/></text:span><text:span text:style-name="T11">android</text:span><text:span text:style-name="T16">:name</text:span><text:span text:style-name="T12">=".ShoppingApplication"</text:span></text:p>
      <text:p text:style-name="P6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1:47:29.735011530</meta:creation-date>
    <meta:generator>LibreOffice/6.4.6.2$Linux_X86_64 LibreOffice_project/40$Build-2</meta:generator>
    <dc:date>2020-11-17T12:17:24.926784382</dc:date>
    <meta:editing-duration>PT7M9S</meta:editing-duration>
    <meta:editing-cycles>2</meta:editing-cycles>
    <meta:document-statistic meta:table-count="0" meta:image-count="0" meta:object-count="0" meta:page-count="2" meta:paragraph-count="22" meta:word-count="371" meta:character-count="3628" meta:non-whitespace-character-count="3141"/>
  </office:meta>
</office:document-meta>
</file>